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1a01fd" officeooo:paragraph-rsid="001a01fd"/>
    </style:style>
    <style:style style:name="P2" style:family="paragraph" style:parent-style-name="Standard" style:list-style-name="L1">
      <style:text-properties officeooo:rsid="001b4db2" officeooo:paragraph-rsid="001b4db2"/>
    </style:style>
    <style:style style:name="P3" style:family="paragraph" style:parent-style-name="Standard" style:list-style-name="L1">
      <style:text-properties officeooo:rsid="001a01fd" officeooo:paragraph-rsid="001a01fd"/>
    </style:style>
    <style:style style:name="P4" style:family="paragraph" style:parent-style-name="Standard" style:list-style-name="L1">
      <style:text-properties officeooo:rsid="001a01fd" officeooo:paragraph-rsid="00254338"/>
    </style:style>
    <style:style style:name="P5" style:family="paragraph" style:parent-style-name="Standard" style:list-style-name="L1">
      <style:text-properties officeooo:rsid="00233bf8" officeooo:paragraph-rsid="00233bf8"/>
    </style:style>
    <style:style style:name="P6" style:family="paragraph" style:parent-style-name="Standard" style:list-style-name="L1">
      <style:text-properties officeooo:rsid="00254338" officeooo:paragraph-rsid="00254338"/>
    </style:style>
    <style:style style:name="P7" style:family="paragraph" style:parent-style-name="Standard" style:list-style-name="L1">
      <style:text-properties officeooo:rsid="00254338" officeooo:paragraph-rsid="00254ec8"/>
    </style:style>
    <style:style style:name="P8" style:family="paragraph" style:parent-style-name="Standard" style:list-style-name="L1">
      <style:text-properties officeooo:rsid="00254ec8" officeooo:paragraph-rsid="00254ec8"/>
    </style:style>
    <style:style style:name="T1" style:family="text">
      <style:text-properties officeooo:rsid="001b4db2"/>
    </style:style>
    <style:style style:name="T2" style:family="text">
      <style:text-properties officeooo:rsid="001ce2b2"/>
    </style:style>
    <style:style style:name="T3" style:family="text">
      <style:text-properties officeooo:rsid="002105a5"/>
    </style:style>
    <style:style style:name="T4" style:family="text">
      <style:text-properties style:text-position="super 58%"/>
    </style:style>
    <style:style style:name="T5" style:family="text">
      <style:text-properties officeooo:rsid="00254338"/>
    </style:style>
    <style:style style:name="T6" style:family="text">
      <style:text-properties officeooo:rsid="00254ec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as:</text:p>
      <text:p text:style-name="P1"/>
      <text:list xml:id="list89969632" text:style-name="L1">
        <text:list-item>
          <text:p text:style-name="P2">Guide</text:p>
          <text:list>
            <text:list-item>
              <text:p text:style-name="P3">Vowel Diagram with clickable points/areas</text:p>
              <text:list>
                <text:list-item>
                  <text:p text:style-name="P7">choice of individual phoneticians </text:p>
                  <text:list>
                    <text:list-item>
                      <text:p text:style-name="P8">single formant structure</text:p>
                    </text:list-item>
                    <text:list-item>
                      <text:p text:style-name="P7">single spectrogram</text:p>
                    </text:list-item>
                    <text:list-item>
                      <text:p text:style-name="P8">single spectrogram with overlayed formant structure</text:p>
                    </text:list-item>
                    <text:list-item>
                      <text:p text:style-name="P8">single spectrum slice</text:p>
                    </text:list-item>
                    <text:list-item>
                      <text:p text:style-name="P8">single spectrum slice with overlayed formants</text:p>
                    </text:list-item>
                  </text:list>
                </text:list-item>
                <text:list-item>
                  <text:p text:style-name="P6">choice of groups of phoneticians (average spectrograms)</text:p>
                  <text:list>
                    <text:list-item>
                      <text:p text:style-name="P8">average formant structure</text:p>
                    </text:list-item>
                    <text:list-item>
                      <text:p text:style-name="P7"><text:span text:style-name="T6">average</text:span> spectrogram</text:p>
                    </text:list-item>
                    <text:list-item>
                      <text:p text:style-name="P8">average spectrogram with overlayed formant structure</text:p>
                    </text:list-item>
                    <text:list-item>
                      <text:p text:style-name="P8">average spectrum slice</text:p>
                    </text:list-item>
                    <text:list-item>
                      <text:p text:style-name="P8">average spectrum slice with overlayed formants</text:p>
                    </text:list-item>
                  </text:list>
                </text:list-item>
                <text:list-item>
                  <text:p text:style-name="P6">average spectrograms for men and women (average spectrograms)</text:p>
                  <text:list>
                    <text:list-item>
                      <text:p text:style-name="P8">average formant structure</text:p>
                    </text:list-item>
                    <text:list-item>
                      <text:p text:style-name="P7"><text:span text:style-name="T6">average</text:span> spectrogram</text:p>
                    </text:list-item>
                    <text:list-item>
                      <text:p text:style-name="P8">average spectrogram with overlayed formant structure</text:p>
                    </text:list-item>
                    <text:list-item>
                      <text:p text:style-name="P8">average spectrum slice</text:p>
                    </text:list-item>
                    <text:list-item>
                      <text:p text:style-name="P8">average spectrum slice with overlayed formants</text:p>
                    </text:list-item>
                  </text:list>
                </text:list-item>
              </text:list>
            </text:list-item>
            <text:list-item>
              <text:p text:style-name="P3"><text:span text:style-name="T5">(</text:span>some “normalized” formant structure for each point/area<text:span text:style-name="T5">)</text:span></text:p>
              <text:list>
                <text:list-item>
                  <text:p text:style-name="P5">distance from 0Hz to 3<text:span text:style-name="T4">rd</text:span> formant = 1</text:p>
                </text:list-item>
                <text:list-item>
                  <text:p text:style-name="P5">give distances for F1 (e.g. 0.25), F2 (e.g. 0.6) and F3 (1)</text:p>
                </text:list-item>
              </text:list>
            </text:list-item>
            <text:list-item>
              <text:p text:style-name="P3">(Vowel Diagram with simulated conti<text:span text:style-name="T1">n</text:span>uous points – predicting structure)</text:p>
            </text:list-item>
          </text:list>
        </text:list-item>
      </text:list>
      <text:p text:style-name="P1"/>
      <text:list xml:id="list185440570029573" text:continue-numbering="true" text:style-name="L1">
        <text:list-item>
          <text:p text:style-name="P2">Neural network assistance</text:p>
          <text:list>
            <text:list-item>
              <text:p text:style-name="P3"><text:span text:style-name="T2">analysis – </text:span><text:span text:style-name="T3">upload file:</text:span></text:p>
              <text:list>
                <text:list-item>
                  <text:p text:style-name="P3"><text:span text:style-name="T2">option 1: </text:span>predict classification </text:p>
                  <text:list>
                    <text:list-item>
                      <text:p text:style-name="P3">horizontal_and_vertical</text:p>
                    </text:list-item>
                    <text:list-item>
                      <text:p text:style-name="P3">horizontal, vertical</text:p>
                    </text:list-item>
                  </text:list>
                </text:list-item>
                <text:list-item>
                  <text:p text:style-name="P3"><text:span text:style-name="T2">option 2: </text:span>predict <text:span text:style-name="T3">regression</text:span> (what I have in vowelmeter)</text:p>
                </text:list-item>
              </text:list>
            </text:list-item>
            <text:list-item>
              <text:p text:style-name="P3">after <text:span text:style-name="T2">analysis -</text:span> <text:span text:style-name="T1">comparison</text:span>:</text:p>
              <text:list>
                <text:list-item>
                  <text:p text:style-name="P3">predicted formant structure</text:p>
                </text:list-item>
                <text:list-item>
                  <text:p text:style-name="P3">formant structure measured in Praat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Stolarski</meta:initial-creator>
    <meta:creation-date>2023-07-21T20:14:59.847723617</meta:creation-date>
    <dc:date>2023-10-02T18:38:49.778283354</dc:date>
    <dc:creator>Łukasz Stolarski</dc:creator>
    <meta:editing-duration>PT43M36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4" meta:word-count="188" meta:character-count="1248" meta:non-whitespace-character-count="1123"/>
  </office:meta>
</office:document-meta>
</file>